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Bitstream Charter', serif"/>
    <style:font-face style:name="Lohit Hindi1" svg:font-family="'Lohit Hindi'"/>
    <style:font-face style:name="arial" svg:font-family="arial, sans-serif"/>
    <style:font-face style:name="LMMonoSlant10" svg:font-family="LMMonoSlant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/>
    </style:style>
    <style:style style:name="P2" style:family="paragraph" style:parent-style-name="Standard">
      <style:text-properties style:font-name="LMMonoSlant10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LMMonoSlant10" fo:font-size="9.75pt" fo:letter-spacing="normal" fo:font-style="normal" fo:font-weight="normal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LMMonoSlant10"/>
    </style:style>
    <style:style style:name="P7" style:family="paragraph" style:parent-style-name="Standard">
      <style:paragraph-properties fo:margin-left="0.5102in" fo:margin-right="0in" fo:text-indent="0in" style:auto-text-indent="false"/>
      <style:text-properties style:font-name="LMMonoSlant10"/>
    </style:style>
    <style:style style:name="P8" style:family="paragraph" style:parent-style-name="Standard">
      <style:paragraph-properties fo:margin-left="0.5102in" fo:margin-right="0in" fo:text-indent="0in" style:auto-text-indent="false"/>
      <style:text-properties style:font-name="LMMonoSlant10" fo:font-weight="bold" style:font-weight-asian="bold" style:font-weight-complex="bold"/>
    </style:style>
    <style:style style:name="P9" style:family="paragraph" style:parent-style-name="Standard">
      <style:paragraph-properties fo:margin-left="0.5311in" fo:margin-right="0in" fo:text-indent="0in" style:auto-text-indent="false"/>
      <style:text-properties style:font-name="LMMonoSlant10"/>
    </style:style>
    <style:style style:name="P10" style:family="paragraph" style:parent-style-name="Standard">
      <style:paragraph-properties fo:margin-left="0.5311in" fo:margin-right="0in" fo:text-indent="0in" style:auto-text-indent="false"/>
      <style:text-properties style:font-name="LMMonoSlant10" fo:font-weight="bold" style:font-weight-asian="bold" style:font-weight-complex="bold"/>
    </style:style>
    <style:style style:name="P11" style:family="paragraph" style:parent-style-name="Standard">
      <style:paragraph-properties fo:margin-left="0.4898in" fo:margin-right="0in" fo:text-indent="0in" style:auto-text-indent="false">
        <style:tab-stops>
          <style:tab-stop style:position="0.4898in"/>
        </style:tab-stops>
      </style:paragraph-properties>
      <style:text-properties style:font-name="LMMonoSlant10"/>
    </style:style>
    <style:style style:name="T1" style:family="text">
      <style:text-properties fo:font-variant="normal" fo:text-transform="none" fo:color="#222222" style:font-name="arial" fo:font-size="9.75pt" fo:letter-spacing="normal" fo:font-style="normal"/>
    </style:style>
    <style:style style:name="T2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222222" fo:font-size="9.75pt" fo:letter-spacing="normal" fo:font-style="normal"/>
    </style:style>
    <style:style style:name="T5" style:family="text">
      <style:text-properties fo:font-variant="normal" fo:text-transform="none" fo:color="#222222" fo:font-size="9.75pt" fo:letter-spacing="normal" fo:font-style="normal" fo:font-weight="normal"/>
    </style:style>
    <style:style style:name="T6" style:family="text">
      <style:text-properties fo:font-variant="normal" fo:text-transform="none" fo:color="#222222" fo:font-size="9.75pt" fo:letter-spacing="normal" fo:font-style="normal" fo:font-weight="bold" style:font-weight-asian="bold" style:font-weight-complex="bold"/>
    </style:style>
    <style:style style:name="T7" style:family="text">
      <style:text-properties fo:color="#1155cc"/>
    </style:style>
    <style:style style:name="T8" style:family="text">
      <style:text-properties style:font-name="LMMonoSlant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ntos Exercise:</text:p>
      <text:p text:style-name="Standard"/>
      <text:p text:style-name="Standard">PINTOS SETUP: </text:p>
      <text:p text:style-name="Standard"/>
      <text:p text:style-name="Standard">This step took the most amount of time and was frustrating. I tried a lot of things to get it to work with qemu, but bochs ended up being what worked for me. I would have enjoyed putting more time into the threads portion of this part of the homework, but most of my time was spent trying to get it to run. </text:p>
      <text:p text:style-name="Standard"/>
      <text:p text:style-name="Standard">To get pintos to work, I did the following things that were a combination from these sources:<text:line-break/></text:p>
      <text:p text:style-name="Standard"><text:a xlink:type="simple" xlink:href="http://pintosiiith.wordpress.com/2012/09/13/install-pintos-with-qemu/">http://pintosiiith.wordpress.com/2012/09/13/install-pintos-with-qemu/</text:a></text:p>
      <text:p text:style-name="Standard"/>
      <text:p text:style-name="Standard">I edited the following file: “/home/victoria/pintos/src/utils/pintos-gdb” by changing the first line of code to:</text:p>
      <text:p text:style-name="Standard"/>
      <text:p text:style-name="Standard"><text:tab/><text:span text:style-name="T8">GDBMACROS=/home/victoria/pintos/src/misc/gdb-macros</text:span></text:p>
      <text:p text:style-name="Standard"/>
      <text:p text:style-name="Standard">Next, in “/home/victoria/pintos/src/utils/Pintos.pm”, I changed line no. 362 to point to the path “/home/victoria/pintos/src/threads/build/loader.bin” instead of just “loader.bin”</text:p>
      <text:p text:style-name="Standard"/>
      <text:p text:style-name="Standard">I also edited “/home/victoria/pintos/src/utils/pintos” by changing “kernel.bin” to “/home/victoria/pintos/src/threads/build/kernel.bin”.</text:p>
      <text:p text:style-name="Standard"/>
      <text:p text:style-name="Standard"/>
      <text:p text:style-name="Standard">To get Bochs to work, I did the following to get all the correct libraries:</text:p>
      <text:p text:style-name="Standard"/>
      <text:p text:style-name="Standard"><text:tab/><text:span text:style-name="T8">$ apt-get install bochs-x</text:span></text:p>
      <text:p text:style-name="P2"><text:tab/>$ apt-get install bochs-wx</text:p>
      <text:p text:style-name="P2"><text:tab/>$ apt-get install bochs-sdl</text:p>
      <text:p text:style-name="P1"/>
      <text:p text:style-name="P1"><text:a xlink:type="simple" xlink:href="http://overflowedstack.wordpress.com/2012/05/07/solve-bochs-crash-on-start-problem-under-ubuntu-12-04/"><text:span text:style-name="T7">http://overflowedstack.wordpress.com/2012/05/07/solve-bochs-crash-on-start-problem-under-ubuntu-12-04/</text:span></text:a></text:p>
      <text:p text:style-name="P1"><text:a xlink:type="simple" xlink:href="http://knoppix.net/forum/showthread.php?6077-Bochs-dlopen-falied-for-module-x"><text:span text:style-name="T7">http://knoppix.net/forum/showthread.php?6077-Bochs-dlopen-falied-for-module-x</text:span></text:a></text:p>
      <text:p text:style-name="P1"><text:span text:style-name="T7"/></text:p>
      <text:p text:style-name="P4">Lastly, I edited the “pintos/src/utils/pointos” file by adding the line “display_library: sdl” at line no. 559 under “</text:p>
      <text:p text:style-name="P5"/>
      <text:p text:style-name="P6"><text:span text:style-name="T5"><text:tab/>print BOCHSRC &lt;&lt;EOF; </text:span></text:p>
      <text:p text:style-name="P3"><text:span text:style-name="T2"/></text:p>
      <text:p text:style-name="P3"><text:span text:style-name="T2">Rebuilding everything after that caused it to work. 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THREADS:</text:span></text:p>
      <text:p text:style-name="P3"><text:span text:style-name="T2"/></text:p>
      <text:p text:style-name="P3"><text:span text:style-name="T2">I edited thread.h and inserted the inserted the bold line in the following code so the threads know how long to wait:</text:span></text:p>
      <text:p text:style-name="P3"><text:span text:style-name="T2"/></text:p>
      <text:p text:style-name="P11"><text:span text:style-name="T5">struct thread</text:span></text:p>
      <text:p text:style-name="P11"><text:span text:style-name="T5"><text:s text:c="2"/>{</text:span></text:p>
      <text:p text:style-name="P11"><text:span text:style-name="T5"><text:s text:c="4"/>/* Owned by thread.c. */</text:span></text:p>
      <text:p text:style-name="P11"><text:span text:style-name="T5"><text:s text:c="4"/>tid_t tid; <text:s text:c="25"/>/* Thread identifier. */</text:span></text:p>
      <text:p text:style-name="P11"><text:span text:style-name="T5"><text:s text:c="4"/>enum thread_status status; <text:s text:c="9"/>/* Thread state. */</text:span></text:p>
      <text:p text:style-name="P11"><text:span text:style-name="T5"><text:s text:c="4"/>char name[16]; <text:s text:c="21"/>/* Name (for debugging purposes). */</text:span></text:p>
      <text:p text:style-name="P11"><text:soft-page-break/><text:span text:style-name="T5"><text:s text:c="4"/>uint8_t *stack; <text:s text:c="20"/>/* Saved stack pointer. */</text:span></text:p>
      <text:p text:style-name="P11"><text:span text:style-name="T5"><text:s text:c="4"/>int priority; <text:s text:c="22"/>/* Priority. */</text:span></text:p>
      <text:p text:style-name="P11"><text:span text:style-name="T5"><text:s text:c="4"/>struct list_elem allelem; <text:s text:c="10"/>/* List element for all threads list. */</text:span></text:p>
      <text:p text:style-name="P11"><text:span text:style-name="T5"><text:s/></text:span><text:span text:style-name="T6"><text:s text:c="3"/>int64_t sleep_ticks; <text:s text:c="15"/>/* time to sleep in ticks */</text:span></text:p>
      <text:p text:style-name="P11"><text:span text:style-name="T6"/></text:p>
      <text:p text:style-name="P11"><text:span text:style-name="T6"><text:s text:c="4"/>struct semiphore sem; <text:s text:c="9"/>/* locking semiphore for sleep */</text:span></text:p>
      <text:p text:style-name="P11"><text:span text:style-name="T5"/></text:p>
      <text:p text:style-name="P11"><text:span text:style-name="T5"><text:s text:c="4"/>/* Shared between thread.c and synch.c. */</text:span></text:p>
      <text:p text:style-name="P11"><text:span text:style-name="T5"><text:s text:c="4"/>struct list_elem elem; <text:s text:c="13"/>/* List element. */</text:span></text:p>
      <text:p text:style-name="P11"><text:span text:style-name="T5"/></text:p>
      <text:p text:style-name="P11"><text:span text:style-name="T5">#ifdef USERPROG</text:span></text:p>
      <text:p text:style-name="P11"><text:span text:style-name="T5"><text:s text:c="4"/>/* Owned by userprog/process.c. */</text:span></text:p>
      <text:p text:style-name="P11"><text:span text:style-name="T5"><text:s text:c="4"/>uint32_t *pagedir; <text:s text:c="17"/>/* Page directory. */</text:span></text:p>
      <text:p text:style-name="P11"><text:span text:style-name="T5">#endif</text:span></text:p>
      <text:p text:style-name="P11"><text:span text:style-name="T5"/></text:p>
      <text:p text:style-name="P11"><text:span text:style-name="T5"><text:s text:c="4"/>/* Owned by thread.c. */</text:span></text:p>
      <text:p text:style-name="P11"><text:span text:style-name="T5"><text:s text:c="4"/>unsigned magic; <text:s text:c="20"/>/* Detects stack overflow. */</text:span></text:p>
      <text:p text:style-name="P11"><text:span text:style-name="T5"><text:s text:c="2"/>};</text:span></text:p>
      <text:p text:style-name="P3"><text:span text:style-name="T2"/></text:p>
      <text:p text:style-name="P3"><text:span text:style-name="T2">In synch.c I eliminated the while loop so it does not sleep and instead waits on a semiphore. I also added the bolded lines to make use of semiphores:</text:span></text:p>
      <text:p text:style-name="P3"><text:span text:style-name="T2"/></text:p>
      <text:p text:style-name="P9"><text:span text:style-name="T5">timer_sleep (int64_t ticks) </text:span></text:p>
      <text:p text:style-name="P9"><text:span text:style-name="T5">{</text:span></text:p>
      <text:p text:style-name="P9"><text:span text:style-name="T5"><text:s text:c="2"/>int64_t start = timer_ticks ();</text:span></text:p>
      <text:p text:style-name="P9"><text:span text:style-name="T5"/></text:p>
      <text:p text:style-name="P9"><text:span text:style-name="T5"><text:s text:c="2"/>ASSERT (intr_get_level () == INTR_ON);</text:span></text:p>
      <text:p text:style-name="P9"><text:span text:style-name="T5"/></text:p>
      <text:p text:style-name="P9"><text:span text:style-name="T5"><text:s text:c="2"/>t</text:span><text:span text:style-name="T6">hread_current()-&gt;sleep_ticks = ticks;</text:span></text:p>
      <text:p text:style-name="P10"><text:span text:style-name="T4"><text:s text:c="2"/>//disable interrupt to allow it to be blocked.</text:span></text:p>
      <text:p text:style-name="P10"><text:span text:style-name="T4"><text:s text:c="2"/>enum intr_level old_level = intr_disable();</text:span></text:p>
      <text:p text:style-name="P10"><text:span text:style-name="T4"><text:s/>//give thread semaphore for locking</text:span></text:p>
      <text:p text:style-name="P10"><text:span text:style-name="T4"><text:s/>struct semaphore sema;</text:span></text:p>
      <text:p text:style-name="P10"><text:span text:style-name="T4"><text:s text:c="2"/>thread_current()-&gt;sem = &amp;sema;</text:span></text:p>
      <text:p text:style-name="P10"><text:span text:style-name="T4"><text:s text:c="2"/>//initialize semaphore to 0</text:span></text:p>
      <text:p text:style-name="P10"><text:span text:style-name="T4"><text:s text:c="2"/>sema_init (&amp;sema[0], 0);</text:span></text:p>
      <text:p text:style-name="P10"><text:span text:style-name="T4"><text:s text:c="2"/>//lock the semaphore</text:span></text:p>
      <text:p text:style-name="P10"><text:span text:style-name="T4"><text:s text:c="2"/>sema_down(&amp;sema);</text:span></text:p>
      <text:p text:style-name="P10"><text:span text:style-name="T4"/></text:p>
      <text:p text:style-name="P10"><text:span text:style-name="T4"><text:s text:c="2"/>intr_set_level(old_level);</text:span></text:p>
      <text:p text:style-name="P9"><text:span text:style-name="T5">}</text:span></text:p>
      <text:p text:style-name="P3"><text:span text:style-name="T2"/></text:p>
      <text:p text:style-name="P3"><text:span text:style-name="T2">Next, I edited the timer_interrupt so it feeds through all the threads to determine if any should be woken up (using the thread_foreach() to loop through)</text:span></text:p>
      <text:p text:style-name="P3"><text:span text:style-name="T2"/></text:p>
      <text:p text:style-name="P7"><text:span text:style-name="T5">timer_interrupt (struct intr_frame *args UNUSED)</text:span></text:p>
      <text:p text:style-name="P7"><text:span text:style-name="T5">{</text:span></text:p>
      <text:p text:style-name="P7"><text:span text:style-name="T5"><text:s text:c="2"/>ticks++;</text:span></text:p>
      <text:p text:style-name="P7"><text:span text:style-name="T5"><text:s text:c="2"/>thread_tick ();</text:span></text:p>
      <text:p text:style-name="P8"><text:span text:style-name="T4"><text:s text:c="2"/>//checks through all the threads to see if they should be woken</text:span></text:p>
      <text:p text:style-name="P8"><text:span text:style-name="T4"><text:s text:c="2"/>thread_foreach(wake_threads, 0);</text:span></text:p>
      <text:p text:style-name="P7"><text:span text:style-name="T5">}</text:span></text:p>
      <text:p text:style-name="P3"><text:span text:style-name="T2"/></text:p>
      <text:p text:style-name="P3"><text:soft-page-break/><text:span text:style-name="T2">I also declared a wake_threads() to determine if the appropriate amount of time has passed to be “woken” and then releases the semiphore.</text:span></text:p>
      <text:p text:style-name="P3"><text:span text:style-name="T2"/></text:p>
      <text:p text:style-name="P8"><text:span text:style-name="T4">wake_threads(struct thread *t, void *aux)</text:span></text:p>
      <text:p text:style-name="P8"><text:span text:style-name="T4">{</text:span></text:p>
      <text:p text:style-name="P8"><text:span text:style-name="T4"><text:s/>if(t-&gt;status == THREAD_BLOCKED)</text:span></text:p>
      <text:p text:style-name="P8"><text:span text:style-name="T4"><text:s/>{</text:span></text:p>
      <text:p text:style-name="P8"><text:span text:style-name="T4"><text:s text:c="2"/>if(t-&gt;sleep_ticks &gt; 0)</text:span></text:p>
      <text:p text:style-name="P8"><text:span text:style-name="T4"><text:s text:c="2"/>{</text:span></text:p>
      <text:p text:style-name="P8"><text:span text:style-name="T4"><text:s text:c="3"/>t-&gt;sleep_ticks--;</text:span></text:p>
      <text:p text:style-name="P8"><text:span text:style-name="T4"><text:s text:c="3"/>if(t-&gt;sleep_ticks == 0)</text:span></text:p>
      <text:p text:style-name="P8"><text:span text:style-name="T4"><text:s text:c="3"/>{</text:span></text:p>
      <text:p text:style-name="P8"><text:span text:style-name="T4"><text:s text:c="4"/>//release the lock</text:span></text:p>
      <text:p text:style-name="P8"><text:span text:style-name="T4"><text:s text:c="4"/>sema_up(t-&gt;sem);</text:span></text:p>
      <text:p text:style-name="P8"><text:span text:style-name="T4"><text:s text:c="3"/>}</text:span></text:p>
      <text:p text:style-name="P8"><text:span text:style-name="T4"><text:s text:c="2"/>}</text:span></text:p>
      <text:p text:style-name="P8"><text:span text:style-name="T4"><text:s/>}</text:span></text:p>
      <text:p text:style-name="P8"><text:span text:style-name="T4">}</text:span></text:p>
      <text:p text:style-name="P3"><text:span text:style-name="T2"/></text:p>
      <text:p text:style-name="P3"><text:span text:style-name="T2"/></text:p>
      <text:p text:style-name="P3"><text:span text:style-name="T2">Above code helped by the following source: </text:span><text:a xlink:type="simple" xlink:href="http://knowledgejunk.net/2011/05/06/avoiding-busy-wait-in-timer_sleep-on-pintos/">http://knowledgejunk.net/2011/05/06/avoiding-busy-wait-in-timer_sleep-on-pinto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, 'Bitstream Charter', serif"/>
    <style:font-face style:name="Lohit Hindi1" svg:font-family="'Lohit Hindi'"/>
    <style:font-face style:name="arial" svg:font-family="arial, sans-serif"/>
    <style:font-face style:name="LMMonoSlant10" svg:font-family="LMMonoSlant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22:37:49</meta:creation-date>
    <dc:date>2014-04-08T00:22:33</dc:date>
    <meta:editing-duration>PT1H31M19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3" meta:paragraph-count="82" meta:word-count="511" meta:character-count="3933" meta:non-whitespace-character-count="3188"/>
  </office:meta>
</office:document-meta>
</file>